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6eeae" officeooo:paragraph-rsid="0016eeae" style:font-weight-asian="bold" style:font-weight-complex="bold"/>
    </style:style>
    <style:style style:name="P2" style:family="paragraph" style:parent-style-name="Standard">
      <style:text-properties fo:font-weight="normal" officeooo:rsid="0016eeae" officeooo:paragraph-rsid="0016eeae" style:font-weight-asian="normal" style:font-weight-complex="normal"/>
    </style:style>
    <style:style style:name="P3" style:family="paragraph" style:parent-style-name="Standard">
      <style:text-properties style:font-name="Liberation Serif" fo:font-size="10pt" fo:font-weight="normal" officeooo:paragraph-rsid="0016eeae" style:font-size-asian="10pt" style:font-weight-asian="normal" style:font-size-complex="10pt" style:font-weight-complex="normal"/>
    </style:style>
    <style:style style:name="P4" style:family="paragraph" style:parent-style-name="Standard">
      <style:text-properties style:font-name="Liberation Serif" fo:font-size="10pt" fo:font-weight="normal" officeooo:rsid="0016eeae" officeooo:paragraph-rsid="0016eeae" style:font-weight-asian="normal" style:font-weight-complex="normal"/>
    </style:style>
    <style:style style:name="P5" style:family="paragraph" style:parent-style-name="Standard">
      <style:text-properties style:font-name="Liberation Serif" fo:font-size="10pt" fo:font-weight="normal" officeooo:rsid="00173026" officeooo:paragraph-rsid="00173026" style:font-weight-asian="normal" style:font-weight-complex="normal"/>
    </style:style>
    <style:style style:name="P6" style:family="paragraph" style:parent-style-name="Standard">
      <style:text-properties officeooo:paragraph-rsid="00173026"/>
    </style:style>
    <style:style style:name="T1" style:family="text">
      <style:text-properties officeooo:rsid="0016eeae"/>
    </style:style>
    <style:style style:name="T2" style:family="text">
      <style:text-properties fo:font-weight="bold" style:font-weight-asian="bold" style:font-weight-complex="bold"/>
    </style:style>
    <style:style style:name="T3" style:family="text">
      <style:text-properties fo:font-weight="normal" officeooo:rsid="0016eeae" style:font-size-asian="10pt" style:font-weight-asian="normal" style:font-size-complex="10pt" style:font-weight-complex="normal"/>
    </style:style>
    <style:style style:name="T4" style:family="text">
      <style:text-properties style:font-name="Liberation Serif" fo:font-size="10pt"/>
    </style:style>
    <style:style style:name="T5" style:family="text">
      <style:text-properties style:font-name="Liberation Serif" fo:font-size="10pt" fo:font-weight="normal" officeooo:rsid="0016eeae" style:font-size-asian="10pt" style:font-weight-asian="normal" style:font-size-complex="10pt" style:font-weight-complex="normal"/>
    </style:style>
    <style:style style:name="T6" style:family="text">
      <style:text-properties style:font-name="Liberation Serif" fo:font-size="10pt" officeooo:rsid="0016ee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p text:style-name="P1">What is the difference between a vertical distribution and a horizontal distribution in the system architecture?</text:p>
      <text:p text:style-name="P3"><text:span text:style-name="T1">Vertical distribution: Placing logically different components </text:span>on different machines.</text:p>
      <text:p text:style-name="P6"><text:span text:style-name="T5">Horizontal distribution: Physically split up entire system into logically equivalent parts each operating on some share of the complete data set.</text:span></text:p>
      <text:p text:style-name="P6"><text:span text:style-name="T6">Multi-tier architectures realize vertical distribution, placing logically different components on different machines. In contrast to that, peer-to-peer systems employ horizontal distribution. The basic idea is to physically split up the entire system into logically equivalent parts, each operating on some share of the complete data set. One advantage from that kind of distribution is load balancing. A main issue to tackle, however, is how to organize the set of machines effectively and efficiently.</text:span></text:p>
      <text:p text:style-name="P1"></text:p>
      <text:p text:style-name="P1">We gave two examples of using interceptors in an adaptive middleware. What other examples come to mind?</text:p>
      <text:p text:style-name="P4"><text:span text:style-name="T2">Message-level interceptor</text:span>s sit in between the stub and the underlying operating system’s message send facility. Imagine a request contains a huge array as parameter. Instead of sending the entire array in a single message, the message-level interceptor could fragment the message (and assemble it again on the server side) to improve performance or reliability.</text:p>
      <text:p text:style-name="P5">A <text:span text:style-name="T2">request-level interceptor</text:span> sits between client code and stub and can be used for different purposes. For instance, a request-level interceptor might transparently send a single client request to multiple replicas of some server-side component. The key advantage lies in the transparency. Replication can be added at the middleware level without requiring changes to client code.</text:p>
      <text:p text:style-name="P5"><text:span text:style-name="T2">Other</text:span> features interceptors can realize:<text:line-break/>Monitoring, logging and measurement, security, caching, load balancing, replication.</text:p>
      <text:p text:style-name="P1"></text:p>
      <text:p text:style-name="P1">Consider a chain of processes P1, P2, ..., Pn implementing a multitiered client-server architecture. Process Pi is client of process Pi+1, and Pi will return a reply to Pi−1 only after receiving a reply from Pi+1. What are the main problems with this organization when taking a look at the request-reply performance at process P1?</text:p>
      <text:p text:style-name="P1"></text:p>
      <text:p text:style-name="P1"></text:p>
      <text:p text:style-name="P1">Is a server that maintains a TCP/IP connection to a client stateful or stateless?</text:p>
      <text:p text:style-name="P1"></text:p>
      <text:p text:style-name="P1"></text:p>
      <text:p text:style-name="P1">Imagine a Web server that maintains a table in which client IP addresses are mapped to the most recently accessed Web pages. When a client connects to the server, the server looks up the client in its table, and if found, returns the registered page. Is this server stateful or stateless?</text:p>
      <text:p text:style-name="P1"></text:p>
      <text:p text:style-name="P1"></text:p>
      <text:p text:style-name="P1"></text:p>
      <text:p text:style-name="P1">Consider a Web browser that returns an outdated cached page instead of a more recent one that had been updated at the server. Is this a failure, and if so, what kind of failure?</text:p>
      <text:p text:style-name="P1"></text:p>
      <text:p text:style-name="P1"></text:p>
      <text:p text:style-name="P1"></text:p>
      <text:p text:style-name="P1">For each of the following applications, do you think at-least-once semantics or at most once</text:p>
      <text:p text:style-name="P1">semantics is best? Discuss.</text:p>
      <text:p text:style-name="P1">(a) Reading and writing files from a file server.</text:p>
      <text:p text:style-name="P1">(b) Compiling a program.</text:p>
      <text:p text:style-name="P1">(c) Remote ban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abzilla </meta:initial-creator>
    <meta:creation-date>2014-11-12T14:55:24.230191758</meta:creation-date>
    <dc:date>2014-11-12T15:44:16.594374409</dc:date>
    <dc:creator>Krabzilla </dc:creator>
    <meta:editing-duration>PT3M10S</meta:editing-duration>
    <meta:editing-cycles>1</meta:editing-cycles>
    <meta:document-statistic meta:table-count="0" meta:image-count="0" meta:object-count="0" meta:page-count="1" meta:paragraph-count="30" meta:word-count="449" meta:character-count="2933" meta:non-whitespace-character-count="2467"/>
    <meta:generator>LibreOffice/4.2.7.2$Linux_x86 LibreOffice_project/420m0$Build-2</meta:generator>
  </office:meta>
</office:document-meta>
</file>